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gsanaUPC" svg:font-family="AngsanaUPC"/>
    <style:font-face style:name="Georgia" svg:font-family="Georgia"/>
    <style:font-face style:name="Lucida Sans Unicode" svg:font-family="'Lucida Sans Unicode'"/>
    <style:font-face style:name="Verdana" svg:font-family="Verdan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362in" style:page-number="auto"/>
      <style:text-properties fo:font-size="7.84999990463257pt" style:font-size-asian="7.84999990463257pt" style:font-size-complex="7.84999990463257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71in" style:type="right"/>
        </style:tab-stops>
      </style:paragraph-properties>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465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366in" style:type="right"/>
        </style:tab-stops>
      </style:paragraph-properties>
    </style:style>
    <style:style style:name="P6" style:family="paragraph" style:parent-style-name="Body_20_text_20__28_2_29_" style:master-page-name="">
      <style:paragraph-properties fo:margin-left="0in" fo:margin-right="0in" fo:margin-top="0in" fo:margin-bottom="0in" loext:contextual-spacing="false" fo:text-indent="0in" style:auto-text-indent="false" style:page-number="auto"/>
    </style:style>
    <style:style style:name="P7"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8" style:family="paragraph" style:parent-style-name="Body_20_text_20__28_2_29_" style:master-page-name="">
      <style:paragraph-properties fo:margin-left="0in" fo:margin-right="0in" fo:margin-top="0in" fo:margin-bottom="0in" loext:contextual-spacing="false" fo:line-height="0.1299in" fo:text-align="justify" style:justify-single-word="false" fo:text-indent="0in" style:auto-text-indent="false" style:page-number="auto"/>
    </style:style>
    <style:style style:name="P9"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in" style:auto-text-indent="false" style:page-number="auto"/>
    </style:style>
    <style:style style:name="P10" style:family="paragraph" style:parent-style-name="Body_20_text_20__28_5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11" style:family="paragraph" style:parent-style-name="Body_20_text_20__28_5_29_" style:master-page-name="">
      <style:paragraph-properties fo:margin-left="0in" fo:margin-right="0in" fo:margin-top="0in" fo:margin-bottom="0in" loext:contextual-spacing="false" fo:line-height="0.1335in" fo:text-align="start" style:justify-single-word="false" fo:text-indent="0in" style:auto-text-indent="false" style:page-number="auto"/>
    </style:style>
    <style:style style:name="P12" style:family="paragraph" style:parent-style-name="Body_20_text_20__28_2_29_" style:master-page-name="">
      <style:paragraph-properties fo:margin-left="0.5555in" fo:margin-right="0in" fo:margin-top="0in" fo:margin-bottom="0in" loext:contextual-spacing="false" fo:text-align="justify" style:justify-single-word="false" fo:text-indent="-0.111in" style:auto-text-indent="false" style:page-number="auto"/>
    </style:style>
    <style:style style:name="P13" style:family="paragraph" style:parent-style-name="Body_20_text_20__28_2_29_" style:master-page-name="">
      <style:paragraph-properties fo:margin-left="0in" fo:margin-right="0in" fo:margin-top="0in" fo:margin-bottom="0in" loext:contextual-spacing="false" fo:line-height="0.1335in" fo:text-align="start" style:justify-single-word="false" fo:text-indent="0.139in" style:auto-text-indent="false" style:page-number="auto"/>
    </style:style>
    <style:style style:name="P14" style:family="paragraph" style:parent-style-name="Body_20_text_20__28_2_29_" style:master-page-name="">
      <style:paragraph-properties fo:margin-left="0in" fo:margin-right="0in" fo:margin-top="0in" fo:margin-bottom="0in" loext:contextual-spacing="false" fo:line-height="0.1335in" fo:text-align="justify" style:justify-single-word="false" fo:text-indent="0.139in" style:auto-text-indent="false" style:page-number="auto"/>
    </style:style>
    <style:style style:name="P15"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16" style:family="paragraph" style:parent-style-name="Body_20_text_20__28_2_29_" style:master-page-name="">
      <style:paragraph-properties fo:margin-left="0in" fo:margin-right="0in" fo:margin-top="0in" fo:margin-bottom="0in" loext:contextual-spacing="false" fo:line-height="0.1299in" fo:text-align="justify" style:justify-single-word="false" fo:text-indent="0.139in" style:auto-text-indent="false" style:page-number="auto"/>
    </style:style>
    <style:style style:name="P17"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39in" style:auto-text-indent="false" style:page-number="auto"/>
    </style:style>
    <style:style style:name="P18" style:family="paragraph" style:parent-style-name="Body_20_text_20__28_5_29_" style:master-page-name="">
      <style:paragraph-properties fo:margin-left="0.1945in" fo:margin-right="0in" fo:margin-top="0in" fo:margin-bottom="0in" loext:contextual-spacing="false" fo:text-align="justify" style:justify-single-word="false" fo:text-indent="-0.1945in" style:auto-text-indent="false" style:page-number="auto"/>
    </style:style>
    <style:style style:name="P19" style:family="paragraph" style:parent-style-name="Body_20_text_20__28_2_29_" style:master-page-name="">
      <style:paragraph-properties fo:margin-left="0.25in" fo:margin-right="0in" fo:margin-top="0in" fo:margin-bottom="0in" loext:contextual-spacing="false" fo:text-align="start" style:justify-single-word="false" fo:text-indent="-0.111in" style:auto-text-indent="false" style:page-number="auto"/>
    </style:style>
    <style:style style:name="P20" style:family="paragraph" style:parent-style-name="Body_20_text_20__28_2_29_" style:master-page-name="">
      <style:paragraph-properties fo:margin-left="0in" fo:margin-right="0in" fo:margin-top="0in" fo:margin-bottom="0in" loext:contextual-spacing="false" fo:text-align="justify" style:justify-single-word="false" fo:text-indent="0.1665in" style:auto-text-indent="false" style:page-number="auto"/>
    </style:style>
    <style:style style:name="P21" style:family="paragraph" style:parent-style-name="Body_20_text_20__28_2_29_" style:master-page-name="">
      <style:paragraph-properties fo:margin-left="0.361in" fo:margin-right="0in" fo:margin-top="0in" fo:margin-bottom="0in" loext:contextual-spacing="false" fo:line-height="0.1299in" fo:text-align="start" style:justify-single-word="false" fo:text-indent="-0.111in" style:auto-text-indent="false" style:page-number="auto"/>
    </style:style>
    <style:style style:name="P22" style:family="paragraph" style:parent-style-name="Body_20_text_20__28_2_29_" style:master-page-name="">
      <style:paragraph-properties fo:margin-left="0.361in" fo:margin-right="0in" fo:margin-top="0in" fo:margin-bottom="0in" loext:contextual-spacing="false" fo:text-align="start" style:justify-single-word="false" fo:text-indent="-0.111in" style:auto-text-indent="false" style:page-number="auto"/>
    </style:style>
    <style:style style:name="P23" style:family="paragraph" style:parent-style-name="Body_20_text_20__28_2_29_" style:master-page-name="">
      <style:paragraph-properties fo:margin-left="0.2083in" fo:margin-right="0in" fo:margin-top="0in" fo:margin-bottom="0in" loext:contextual-spacing="false" fo:text-align="justify" style:justify-single-word="false" fo:text-indent="-0.2083in" style:auto-text-indent="false" style:page-number="auto"/>
    </style:style>
    <style:style style:name="P24" style:family="paragraph" style:parent-style-name="Body_20_text_20__28_5_29_" style:master-page-name="">
      <style:paragraph-properties fo:margin-left="0in" fo:margin-right="0.028in" fo:margin-top="0in" fo:margin-bottom="0in" loext:contextual-spacing="false" fo:text-indent="0in" style:auto-text-indent="false" style:page-number="auto"/>
    </style:style>
    <style:style style:name="P25" style:family="paragraph" style:parent-style-name="Body_20_text_20__28_2_29_" style:master-page-name="">
      <style:paragraph-properties fo:margin-left="0.139in" fo:margin-right="0in" fo:margin-top="0in" fo:margin-bottom="0in" loext:contextual-spacing="false" fo:text-align="start" style:justify-single-word="false" fo:text-indent="0in" style:auto-text-indent="false" style:page-number="auto"/>
    </style:style>
    <style:style style:name="P26" style:family="paragraph" style:parent-style-name="Body_20_text_20__28_2_29_" style:master-page-name="">
      <style:paragraph-properties fo:margin-left="0.139in" fo:margin-right="0in" fo:margin-top="0in" fo:margin-bottom="0in" loext:contextual-spacing="false" fo:text-align="justify" style:justify-single-word="false" fo:text-indent="0in" style:auto-text-indent="false" style:page-number="auto">
        <style:tab-stops>
          <style:tab-stop style:position="1.7134in"/>
        </style:tab-stops>
      </style:paragraph-properties>
    </style:style>
    <style:style style:name="P27" style:family="paragraph" style:parent-style-name="Body_20_text_20__28_2_29_" style:master-page-name="">
      <style:paragraph-properties fo:margin-left="0.139in" fo:margin-right="0in" fo:margin-top="0in" fo:margin-bottom="0in" loext:contextual-spacing="false" fo:line-height="0.1299in" fo:text-align="start" style:justify-single-word="false" fo:text-indent="0in" style:auto-text-indent="false" style:page-number="auto"/>
    </style:style>
    <style:style style:name="P28" style:family="paragraph" style:parent-style-name="Body_20_text_20__28_2_29_" style:master-page-name="">
      <style:paragraph-properties fo:margin-left="0.361in" fo:margin-right="0in" fo:margin-top="0in" fo:margin-bottom="0in" loext:contextual-spacing="false" fo:line-height="0.1299in" fo:text-align="start" style:justify-single-word="false" fo:text-indent="-0.222in" style:auto-text-indent="false" style:page-number="auto"/>
    </style:style>
    <style:style style:name="P29" style:family="paragraph" style:parent-style-name="Body_20_text_20__28_2_29_" style:master-page-name="">
      <style:paragraph-properties fo:margin-left="0.1945in" fo:margin-right="0in" fo:margin-top="0in" fo:margin-bottom="0in" loext:contextual-spacing="false" fo:text-align="justify" style:justify-single-word="false" fo:text-indent="0in" style:auto-text-indent="false" style:page-number="auto"/>
    </style:style>
    <style:style style:name="P30" style:family="paragraph" style:parent-style-name="Body_20_text_20__28_6_29_" style:master-page-name="">
      <style:paragraph-properties fo:margin-left="0.1665in" fo:margin-right="0in" fo:margin-top="0in" fo:margin-bottom="0in" loext:contextual-spacing="false" fo:line-height="0.0972in" fo:text-align="start" style:justify-single-word="false" fo:text-indent="0in" style:auto-text-indent="false" style:page-number="auto"/>
    </style:style>
    <style:style style:name="P31" style:family="paragraph" style:parent-style-name="Body_20_text_20__28_2_29_" style:master-page-name="">
      <style:paragraph-properties fo:margin-left="0.3193in" fo:margin-right="0in" fo:margin-top="0in" fo:margin-bottom="0in" loext:contextual-spacing="false" fo:text-align="start" style:justify-single-word="false" fo:text-indent="0in" style:auto-text-indent="false" style:page-number="auto"/>
    </style:style>
    <style:style style:name="P32" style:family="paragraph" style:parent-style-name="Body_20_text_20__28_2_29_" style:master-page-name="">
      <style:paragraph-properties fo:margin-left="0.3193in" fo:margin-right="0in" fo:margin-top="0in" fo:margin-bottom="0in" loext:contextual-spacing="false" fo:text-align="start" style:justify-single-word="false" fo:text-indent="0.1252in" style:auto-text-indent="false" style:page-number="auto"/>
    </style:style>
    <style:style style:name="P33" style:family="paragraph" style:parent-style-name="Body_20_text_20__28_2_29_" style:master-page-name="">
      <style:paragraph-properties fo:margin-left="0.5555in" fo:margin-right="0in" fo:margin-top="0in" fo:margin-bottom="0in" loext:contextual-spacing="false" fo:text-align="start" style:justify-single-word="false" fo:text-indent="-0.2362in" style:auto-text-indent="false" style:page-number="auto"/>
    </style:style>
    <style:style style:name="P34" style:family="paragraph" style:parent-style-name="Body_20_text_20__28_2_29_" style:master-page-name="PageStyle1">
      <style:paragraph-properties fo:margin-left="0.5555in" fo:margin-right="0in" fo:margin-top="0in" fo:margin-bottom="0in" loext:contextual-spacing="false" fo:text-align="justify" style:justify-single-word="false" fo:text-indent="-0.111in" style:auto-text-indent="false" style:page-number="4"/>
    </style:style>
    <style:style style:name="P35" style:family="paragraph" style:parent-style-name="Body_20_text_20__28_2_29_" style:list-style-name="L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673in"/>
        </style:tab-stops>
      </style:paragraph-properties>
    </style:style>
    <style:style style:name="P36" style:family="paragraph" style:parent-style-name="Body_20_text_20__28_2_29_" style:list-style-name="L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37" style:family="paragraph" style:parent-style-name="Body_20_text_20__28_2_29_" style:list-style-name="L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38" style:family="paragraph" style:parent-style-name="Body_20_text_20__28_2_29_" style:list-style-name="L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39" style:family="paragraph" style:parent-style-name="Body_20_text_20__28_2_29_" style:list-style-name="L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40" style:family="paragraph" style:parent-style-name="Body_20_text_20__28_2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37in"/>
        </style:tab-stops>
      </style:paragraph-properties>
    </style:style>
    <style:style style:name="P41" style:family="paragraph" style:parent-style-name="Body_20_text_20__28_2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39in"/>
        </style:tab-stops>
      </style:paragraph-properties>
    </style:style>
    <style:style style:name="P42" style:family="paragraph" style:parent-style-name="Body_20_text_20__28_2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83in"/>
        </style:tab-stops>
      </style:paragraph-properties>
    </style:style>
    <style:style style:name="P43" style:family="paragraph" style:parent-style-name="Body_20_text_20__28_2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44" style:family="paragraph" style:parent-style-name="Body_20_text_20__28_2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45" style:family="paragraph" style:parent-style-name="Body_20_text_20__28_2_29_" style:master-page-name="PageStyle3">
      <style:paragraph-properties fo:margin-left="0.4028in" fo:margin-right="0in" fo:margin-top="0in" fo:margin-bottom="0.0835in" loext:contextual-spacing="false" fo:text-align="justify" style:justify-single-word="false" fo:text-indent="-0.111in" style:auto-text-indent="false" style:page-number="5"/>
    </style:style>
    <style:style style:name="P46" style:family="paragraph" style:parent-style-name="Body_20_text_20__28_2_29_" style:list-style-name="L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898in"/>
        </style:tab-stops>
      </style:paragraph-properties>
    </style:style>
    <style:style style:name="P47" style:family="paragraph" style:parent-style-name="Body_20_text_20__28_2_29_" style:list-style-name="L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48" style:family="paragraph" style:parent-style-name="Heading_20__23_1" style:master-page-name="">
      <style:paragraph-properties fo:margin-left="0.1252in" fo:margin-right="0in" fo:margin-top="0in" fo:margin-bottom="0in" loext:contextual-spacing="false" fo:line-height="0.1665in" fo:keep-together="always" fo:text-indent="0in" style:auto-text-indent="false" style:page-number="auto" fo:keep-with-next="always"/>
    </style:style>
    <style:style style:name="P49" style:family="paragraph" style:parent-style-name="Body_20_text_20__28_5_29_" style:master-page-name="PageStyle2">
      <style:paragraph-properties fo:margin-left="0.1945in" fo:margin-right="0in" fo:margin-top="0in" fo:margin-bottom="0.0835in" loext:contextual-spacing="false" fo:text-align="start" style:justify-single-word="false" fo:text-indent="0.2083in" style:auto-text-indent="false" style:page-number="4"/>
    </style:style>
    <style:style style:name="P50" style:family="paragraph" style:parent-style-name="Body_20_text_20__28_5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17in"/>
        </style:tab-stops>
      </style:paragraph-properties>
    </style:style>
    <style:style style:name="P51" style:family="paragraph" style:parent-style-name="Body_20_text_20__28_5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52" style:family="paragraph" style:parent-style-name="Body_20_text_20__28_5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53" style:family="paragraph" style:parent-style-name="Body_20_text_20__28_5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54" style:family="paragraph" style:parent-style-name="Body_20_text_20__28_5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571in"/>
        </style:tab-stops>
      </style:paragraph-properties>
    </style:style>
    <style:style style:name="P55" style:family="paragraph" style:parent-style-name="Body_20_text_20__28_5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56" style:family="paragraph" style:parent-style-name="Body_20_text_20__28_5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57" style:family="paragraph" style:parent-style-name="Body_20_text_20__28_3_29_" style:master-page-name="PageStyle0">
      <style:paragraph-properties fo:margin-left="0.1252in" fo:margin-right="0in" fo:margin-top="0in" fo:margin-bottom="0.0528in" loext:contextual-spacing="false" fo:line-height="0.1181in" fo:text-indent="0in" style:auto-text-indent="false" style:page-number="1"/>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Sect1" style:family="section">
      <style:section-properties fo:margin-left="2.2201in" fo:margin-right="2.1598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2.2201in" fo:margin-right="2.1598in" style:editable="false">
        <style:columns fo:column-count="2" fo:column-gap="0.0929in">
          <style:column style:rel-width="32767*" fo:start-indent="0in" fo:end-indent="0.0465in"/>
          <style:column style:rel-width="32768*" fo:start-indent="0.0465in" fo:end-indent="0in"/>
        </style:columns>
      </style:section-properties>
    </style:style>
    <style:style style:name="Sect4" style:family="section">
      <style:section-properties fo:margin-left="2.1736in" fo:margin-right="2.1799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11" style:num-format="1" text:start-value="1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1"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19"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19"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11"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57"><text:span text:style-name="CharStyle4">THE FIRST EPISTLE OF</text:span></text:p>
        <text:h text:style-name="P48" text:outline-level="1"><text:bookmark-start text:name="bookmark0"/><text:span text:style-name="CharStyle6">JOHN</text:span><text:bookmark-end text:name="bookmark0"/></text:h>
      </text:section>
      <text:section text:style-name="Sect2" text:name="Section1">
        <text:p text:style-name="P2"/>
        <text:p text:style-name="P1"/>
      </text:section>
      <text:section text:style-name="Sect3" text:name="Section2">
        <text:p text:style-name="Body_20_text_20__28_4_29__20__2b__20_DropCap1">I<text:span text:style-name="CharStyle8">lt is of what existed from the very beginning, of what we heard with our ears, of what we saw with our eyes, of what we witnessed and touched with our own hands, it is of the Logos of 2 Life (the Life has appeared; we saw it, we testify to it, we bring you word of that eternal Life which existed with the Father 3 and was disclosed to us)—it is of what we saw and heard that we bring you word, so that you may share our fellowship; and our fellowship is with the Father and with his Son Jesus Christ. 4 We are writing this to you that our joy may be complete.</text:span></text:p>
        <text:p text:style-name="P6"><text:span text:style-name="CharStyle11">S Here is the message we learned from him and announce to you: ‘God is light and in him there is 6 no darkness, none.’ If we say, ‘We have fellowship with him,’ when we live and move in dark­ness, then we are lying, we are 7 not practising the truth; but if we live and move within the light, as he is within the light, then we have fellowship one with another, and the blood of Jesus his Son cleanses us from every 8 sin. If we say, ‘We are not guilty,’ we are deceiving our­selves and the truth is not in us; 9 if we confess our sins, he is faith­ful and just, he forgives our sins and cleanses us from all iniquity; xo if we say, “We have not sinned,” we make him a liar and his word</text:span></text:p>
        <text:p text:style-name="Body_20_text_20__28_4_29__20__2b__20_DropCap2">2<text:span text:style-name="CharStyle8"> is not within us. My dear children, I am writing this to you that you may not sin; but if anyone does sin, we have an advocate with the Father _ in 2 Jesus Christ the just; he is him­self the propitiation for our sins,</text:span></text:p>
        <text:p text:style-name="P9"><text:span text:style-name="CharStyle11">though not for ours alone but also for the whole world.</text:span></text:p>
        <text:p text:style-name="P17"><text:span text:style-name="CharStyle11">This is how we may be sure 3 we know him, by obeying Ms commands. He who says, ‘I </text:span><text:span text:style-name="CharStyle13">4 </text:span><text:span text:style-name="CharStyle11">know him,’ but does not obey Ms commands, is a liar and the truth is not in Mm; but whoever </text:span><text:span text:style-name="CharStyle13">5 </text:span><text:span text:style-name="CharStyle11">obeys his word, in him love to God is really complete. This is how we may be sure we are in Mm: he who says he ‘remains in 6 Mm’ ought to be living as he lived.</text:span></text:p>
        <text:p text:style-name="P16"><text:span text:style-name="CharStyle11">Beloved, I am not writing you </text:span><text:span text:style-name="CharStyle13">7 </text:span><text:span text:style-name="CharStyle11">any new command, but an old command wMch you have had from the very beginning: the old command is the word you have heard. And yet it is a new 8 command that I am writing to you—realized in Mm and also in yourselves, because the darkness is passing away and the true light is already shining. He who 9 says he is ‘in the light’ and hates Ms brother, is in darkness still.</text:span></text:p>
        <text:p text:style-name="P8"><text:span text:style-name="CharStyle11">He who loves Ms brother re- io mains in the light—and in the light there is no pitfall; but he n who hates his brother is in dark­ness, he walks in darkness and does not know where he is go­ing, for the darkness has blinded Ms eyes.</text:span></text:p>
        <text:p text:style-name="P28"><text:span text:style-name="CharStyle11">Dear children, I am writing to 12 you,</text:span></text:p>
        <text:p text:style-name="P21"><text:span text:style-name="CharStyle11">because your sins are for­given for his sake:</text:span></text:p>
        <text:p text:style-name="P27"><text:span text:style-name="CharStyle11">fathers, I am writing to you, 13 because you know him who is from the very begin­ning:</text:span></text:p>
        <text:p text:style-name="P28"><text:span text:style-name="CharStyle11">young men, I am writing to you,</text:span></text:p>
      </text:section>
      <text:section text:style-name="Sect4" text:name="Section3">
        <text:p text:style-name="P34"><text:span text:style-name="CharStyle11">because you have conquered the evil One.</text:span></text:p>
        <text:p text:style-name="P33"><text:span text:style-name="CharStyle11">Children, I have written to you,</text:span></text:p>
        <text:p text:style-name="P12"><text:span text:style-name="CharStyle11">because you know the Father:</text:span></text:p>
        <text:list xml:id="list1143506443774403568" text:style-name="L1">
          <text:list-item>
            <text:p text:style-name="P35"><text:span text:style-name="CharStyle11"><text:tab/>fathers, I have written to you,</text:span></text:p>
          </text:list-item>
        </text:list>
        <text:p text:style-name="P32"><text:span text:style-name="CharStyle11">because you know him who is from the very beginning: young men, I have written to you,</text:span></text:p>
        <text:p text:style-name="P12"><text:span text:style-name="CharStyle11">because you are strong, and the word of God remains within you, and you have conquered the evil One.</text:span></text:p>
        <text:list xml:id="list173602929897458" text:continue-numbering="true" text:style-name="L1">
          <text:list-item>
            <text:p text:style-name="P35"><text:span text:style-name="CharStyle11"><text:tab/>Love not the world, nor yet what is in the world; if anyone loves the world, love for the</text:span></text:p>
          </text:list-item>
          <text:list-item>
            <text:p text:style-name="P36"><text:span text:style-name="CharStyle11"><text:tab/>Father is not in him. For all that is in the world, the desire of the flesh and the desire of the eyes and the proud glory of life, belongs not to the Father but</text:span></text:p>
          </text:list-item>
          <text:list-item>
            <text:p text:style-name="P37"><text:span text:style-name="CharStyle11"><text:tab/>to the world; and the world is passing away with its desire, while he who does the will of God remains for ever.</text:span></text:p>
          </text:list-item>
          <text:list-item>
            <text:p text:style-name="P35"><text:span text:style-name="CharStyle11"><text:tab/>Children, it is the last hour. You have learned that ‘Anti­christ is coming.’ Well, but many antichrists have appeared —which makes us sure it is the</text:span></text:p>
          </text:list-item>
          <text:list-item>
            <text:p text:style-name="P38"><text:span text:style-name="CharStyle11"><text:tab/>last hour. They withdrew from us, but they did not belong to us; had they belonged to us, they would have remained with us, but they withdrew—to make it plain that they are none of us.</text:span></text:p>
          </text:list-item>
          <text:list-item>
            <text:p text:style-name="P39"><text:span text:style-name="CharStyle11"><text:tab/>Now, you have been anointed by the holy One, and you possess</text:span></text:p>
          </text:list-item>
          <text:list-item>
            <text:p text:style-name="P39"><text:span text:style-name="CharStyle11"><text:tab/>all knowledge. I am not writing to you, because you do not know the truth, but because you do know it, and know that no lie belongs to the truth.</text:span></text:p>
          </text:list-item>
        </text:list>
        <text:p text:style-name="P23"><text:span text:style-name="CharStyle11">32 Who is the real liar?</text:span></text:p>
        <text:p text:style-name="P12"><text:span text:style-name="CharStyle11">who but he who denies that Jesus is the Christ?</text:span></text:p>
        <text:p text:style-name="P31"><text:span text:style-name="CharStyle11">This is ‘antichrist,’ he who disowns the Father and the Son.</text:span></text:p>
        <text:p text:style-name="P24"><text:span text:style-name="CharStyle19">No one who disowns the Son 23<text:line-break/>can possess the Father:</text:span></text:p>
        <text:p text:style-name="P20"><text:span text:style-name="CharStyle11">he who confesses the Son pos­sesses the Father as well. Let that remain in you which 24 you learned from the very be­ginning; if what you learned from the very beginning remains with you, then you will remain in the Son and in the Father.</text:span></text:p>
        <text:p text:style-name="P20"><text:span text:style-name="CharStyle11">Now this is what he has prom- 25 ised you,* eternal life. I am 26 writing to you in this way about those who would deceive you, but the unction you received 27 from him remains within you, and you really need no teaching from anyone; simply remain in him, for his unction teaches you about everything and is true and is no lie—remain in him, as it has taught you to do. Remain 28 within him now, dear children, so that when he appears we may have confidence, instead of shrinking from him in shame at his arrival.</text:span></text:p>
        <text:p text:style-name="P20"><text:span text:style-name="CharStyle11">As you know he is just, be sure 29 that everyone who practises righteousness is bom of him. ‘Bom of him!’ Think what a *&gt; love the Father has for us, in </text:span><text:span text:style-name="CharStyle20">&amp; </text:span><text:span text:style-name="CharStyle11">letting us be called ‘children of God!’ And such we are. The world does not recognize us? That is simply because it did not recognize him. We are children 2 of God now, beloved; what we are to be is not apparent yet, but we do know that when he appears we are to be like him— for we are to see him as he is.</text:span></text:p>
        <text:p text:style-name="P7"><text:span text:style-name="CharStyle11">And everyone who rests this 3 hope on him, purifies himself as He is pure. Everyone who com- 4 mits sin commits lawlessness: sin is lawlessness, and you know he 5 appeared to take our sins away.</text:span></text:p>
        <text:p text:style-name="P10"><text:span text:style-name="CharStyle19">In him there is no sin; anyone </text:span><text:span text:style-name="CharStyle21">6</text:span></text:p>
        <text:p text:style-name="P30"><text:span text:style-name="CharStyle23">* Reading </text:span><text:span text:style-name="CharStyle24">Ojjiv</text:span><text:span text:style-name="CharStyle23"> instead of fintv.</text:span></text:p>
        <text:p text:style-name="P29"><text:span text:style-name="CharStyle11">who remains in him does not sin—anyone who sins has neither</text:span></text:p>
        <text:list xml:id="list6154771686065618709" text:style-name="L2">
          <text:list-item>
            <text:p text:style-name="P40"><text:span text:style-name="CharStyle11"><text:tab/>seen nor known him. Let no one deceive you, dear children: he who practises righteousness</text:span></text:p>
          </text:list-item>
          <text:list-item>
            <text:p text:style-name="P40"><text:span text:style-name="CharStyle11"><text:tab/>is just, as He is just; he who commits sin belongs to the devil, for the devil is a sinner from the very beginning. (This is why the Son of God appeared, to de­stroy </text:span><text:soft-page-break/><text:span text:style-name="CharStyle11">the deeds of the devil.)</text:span></text:p>
          </text:list-item>
          <text:list-item>
            <text:p text:style-name="P41"><text:span text:style-name="CharStyle11"><text:tab/>Anyone who is born of God does not commit sin, for the offspring of God remain in Him, and they cannot sin, because they are born of God.</text:span></text:p>
          </text:list-item>
          <text:list-item>
            <text:p text:style-name="P42"><text:span text:style-name="CharStyle11"><text:tab/>Here is how the children of God and the children of the devil are recognized; anyone who does not practise righteousness does not belong to God, and neither does he who has no love for his</text:span></text:p>
          </text:list-item>
          <text:list-item>
            <text:p text:style-name="P43"><text:span text:style-name="CharStyle11"><text:tab/>brother. For this is the message you have learned from the very beginning, that we are to love</text:span></text:p>
          </text:list-item>
          <text:list-item>
            <text:p text:style-name="P44"><text:span text:style-name="CharStyle11"><text:tab/>one another: we are not to be like Cain, who belonged to the evil One and slew his brother. And why did he slay him? Be­cause his own deeds were evil</text:span></text:p>
          </text:list-item>
          <text:list-item>
            <text:p text:style-name="P44"><text:span text:style-name="CharStyle11"><text:tab/>and his brother’s just. Do not wonder, brothers, that the world</text:span></text:p>
          </text:list-item>
          <text:list-item>
            <text:p text:style-name="P44"><text:span text:style-name="CharStyle11"><text:tab/>hates you. We know we have crossed from death to life, be­cause we love the brotherhood; he who has no love for his</text:span></text:p>
          </text:list-item>
          <text:list-item>
            <text:p text:style-name="P44"><text:span text:style-name="CharStyle11"><text:tab/>brother remains in death. Any­one who hates his brother is a murderer, and you know that no murderer has eternal life remain-</text:span></text:p>
          </text:list-item>
          <text:list-item>
            <text:p text:style-name="P44"><text:span text:style-name="CharStyle11"><text:tab/>ing within him. We know what love is by this, that He laid down his life for us; so we ought to lay down our lives for the brother-</text:span></text:p>
          </text:list-item>
          <text:list-item>
            <text:p text:style-name="P44"><text:span text:style-name="CharStyle11"><text:tab/>hood. But whoever possesses this world’s goods, and notices his brother in need, and shuts his heart against him, how can love</text:span></text:p>
          </text:list-item>
          <text:list-item>
            <text:p text:style-name="P44"><text:span text:style-name="CharStyle11"><text:tab/>to God remain in him? Dear children, let us put our love not</text:span></text:p>
          </text:list-item>
        </text:list>
        <text:p text:style-name="P7"><text:span text:style-name="CharStyle11">into words or into talk but into deeds, and make it real.</text:span></text:p>
        <text:p text:style-name="P15"><text:span text:style-name="CharStyle11">Thus it is that we may be sure 19 we belong to the truth and re­assure ourselves before him whenever our heart may con­demn us; for God is greater than 20 our heart, and he knows all. If 21 our heart does not condemn us, beloved, then we have confidence in approaching God, and we get 22 from him whatever we ask, be­cause we obey his commands and do what is pleasing in his sight. Now this is what 23 he commands, that we believe in the name of his Son Jesus Christ, and love one another as he has commanded us to do; he who 24 obeys his commands remains within him—and He remains within him. And this is how we may be sure he remains within us, by means of the spirit he has given us. Do not believe </text:span><text:span text:style-name="CharStyle20">A </text:span><text:span text:style-name="CharStyle11">every spirit, beloved, but test the spirits to see if they come from God; for many false proph­ets have emerged in the world. You can recognize the Spirit of 2 God by this: every spirit which confesses Jesus as the Christ in­carnate comes from God, and 3 any spirit which does not con­fess Jesus incarnate does not come from God. This latter is the spirit of antichrist; you were told it was coming, and here it is already in the world. Dear chil- 4 dren, you belong to God, and you have conquered all such, for He who is within you is greater than he who is in the world.</text:span></text:p>
        <text:p text:style-name="P25"><text:span text:style-name="CharStyle11">They belong to the world, 5 therefore they speak as in­spired by the world, and the world listens to them:</text:span></text:p>
        <text:p text:style-name="P26"><text:span text:style-name="CharStyle11">we belong to God—<text:tab/>6</text:span></text:p>
        <text:p text:style-name="P22"><text:span text:style-name="CharStyle11">he who knows God listens to us,</text:span></text:p>
      </text:section>
      <text:section text:style-name="Sect4" text:name="Section4">
        <text:p text:style-name="P49"><text:span text:style-name="CharStyle19">he who does not belong to God does not listen to us. This is how we recognize the spirit of truth and the spirit of error.</text:span></text:p>
        <text:list xml:id="list696019006144831527" text:style-name="L3">
          <text:list-item>
            <text:p text:style-name="P50"><text:span text:style-name="CharStyle19"><text:tab/>Beloved, let us love one an­other, for love belongs to God, and everyone who loves is born</text:span></text:p>
          </text:list-item>
          <text:list-item>
            <text:p text:style-name="P51"><text:span text:style-name="CharStyle19"><text:tab/>of God and knows God; he who does not love, does not know</text:span></text:p>
          </text:list-item>
          <text:list-item>
            <text:p text:style-name="P52"><text:span text:style-name="CharStyle19"><text:tab/>God, for God is love. This is how the love of God has ap­peared for us, by God sending his only Son into the world, so that by him we might live.</text:span></text:p>
          </text:list-item>
          <text:list-item>
            <text:p text:style-name="P53"><text:span text:style-name="CharStyle19"><text:tab/>Love lies in this, not in our love for God but in his love for us— in the sending of his Son to be the propitiation for our sins.</text:span></text:p>
          </text:list-item>
          <text:list-item>
            <text:p text:style-name="P53"><text:span text:style-name="CharStyle19"><text:tab/>Beloved, if God had such love for us, we ought to love one an-</text:span></text:p>
          </text:list-item>
        </text:list>
        <text:p text:style-name="P18"><text:span text:style-name="CharStyle19">ia other. God no one has ever seen; but if we love one another, then God remains within us, and love for him is complete in us.</text:span></text:p>
        <text:list xml:id="list4456849864401186067" text:style-name="L4">
          <text:list-item>
            <text:p text:style-name="P54"><text:span text:style-name="CharStyle19"><text:tab/>This is how we may be sure we remain in him and he in us, because he has given us a share</text:span></text:p>
          </text:list-item>
          <text:list-item>
            <text:p text:style-name="P55"><text:span text:style-name="CharStyle19"><text:tab/>in his own Spirit; and we have seen, we do testify, that the Father has sent the Son as the</text:span></text:p>
          </text:list-item>
          <text:list-item>
            <text:p text:style-name="P55"><text:span text:style-name="CharStyle19"><text:tab/>Saviour of the world. Whoever confesses that ‘Jesus is the Son of God,’ in him God remains,</text:span></text:p>
          </text:list-item>
          <text:list-item>
            <text:p text:style-name="P55"><text:span text:style-name="CharStyle19"><text:tab/>and he remains in God; well, we do know, we have believed, the love God has for us. God is love, and he who remains in love remains in God, and God re-</text:span></text:p>
          </text:list-item>
          <text:list-item>
            <text:p text:style-name="P56"><text:span text:style-name="CharStyle19"><text:tab/>mains in him. Love is complete with us when we have absolute confidence about the day of judgment, since in this world we</text:span></text:p>
          </text:list-item>
          <text:list-item>
            <text:p text:style-name="P56"><text:span text:style-name="CharStyle19"><text:tab/>are living as He lives. Love has no dread in it; no, love in its ful­ness drives all dread away, for dread has to do with punishment —anyone who has dread, has not</text:span></text:p>
          </text:list-item>
          <text:list-item>
            <text:p text:style-name="P56"><text:span text:style-name="CharStyle19"><text:tab/>reached the fulness of love. We</text:span></text:p>
          </text:list-item>
        </text:list>
        <text:p text:style-name="P7"><text:span text:style-name="CharStyle11">love, because He loved us first.</text:span></text:p>
        <text:p text:style-name="P7"><text:span text:style-name="CharStyle11">If anyone declares, ‘I love God,’ 20 and yet hates his brother, he is a liar; for he who will not love his brother whom he has seen, can­not possibly love the God whom he has never seen. And we get 21 this command from him, that he who loves God is to love his brother also.</text:span></text:p>
        <text:p text:style-name="P15"><text:span text:style-name="CharStyle11">Everyone who believes that j? Jesus is the Christ, is bom « of God; and everyone who loves the Father loves the sons born of him. This is how we are sure 2 that we love God’s children, by loving God and obeying his com­mands (for love to God means 3 the keeping of his commands). And his commands are not irk­some, for whatever is born of 4 God conquers the world. Our faith, that is the conquest which conquers the world. Who is the 5 world’s conqueror but he who believes that Jesus is the Son of God? Jesus Christ, he it is 6 who came by water, blood, and Spirit—not by water alone, but by the water and the blood. The Spirit is the witness to this, 7 for the Spirit is truth. The wit- 8 nesses are three, the Spirit and the water and the blood, and the three of them are in accord. If 9 we accept human testimony, God’s testimony is greater; for God’s testimony consists in the testimony he has borne to his Son. He who believes in the Son 10 of God possesses that testimony within himself; he who will not believe God, has made God a liar by refusing to believe the testimony which God has borne to his Son. And the testimony 11 is, that God gave us life eternal and this life is in his Son.</text:span></text:p>
        <text:p text:style-name="P19"><text:span text:style-name="CharStyle11">He who possesses the Son pos- 12 sesses life:</text:span></text:p>
        <text:p text:style-name="P45"><text:span text:style-name="CharStyle11">he who does not possess the Son of God does not possess life.</text:span></text:p>
        <text:list xml:id="list5987538542153664721" text:style-name="L5">
          <text:list-item>
            <text:p text:style-name="P46"><text:span text:style-name="CharStyle11"><text:tab/>I have written in this way to you who believe in the name of the Son of God, that you may be</text:span></text:p>
          </text:list-item>
          <text:list-item>
            <text:p text:style-name="P47"><text:span text:style-name="CharStyle11"><text:tab/>sure you have life eternal. Now the confidence we have in him is this, that he listens to us whenever we ask anything in</text:span></text:p>
          </text:list-item>
          <text:list-item>
            <text:p text:style-name="P47"><text:span text:style-name="CharStyle11"><text:tab/>accordance with his will; and if we know that he listens to what­ever we ask, we know that we obtain the requests we have</text:span></text:p>
          </text:list-item>
          <text:list-item>
            <text:p text:style-name="P47"><text:span text:style-name="CharStyle11"><text:tab/>made to him. If anyone no­tices his brother committing a sin which is not deadly, he will ask and obtain life for him—for anyone who does not commit a deadly sin. There is such a</text:span></text:p>
          </text:list-item>
        </text:list>
        <text:p text:style-name="P11"><text:span text:style-name="CharStyle19">thing as deadly sin; I do not mean he is to pray for that. All 17 iniquity is sin, but there are sins which are not deadly.</text:span></text:p>
        <text:p text:style-name="P13"><text:span text:style-name="CharStyle11">We know that anyone who is 18 born of God does not sin; He who was bom of God preserves him, and the evil One never catches him.</text:span></text:p>
        <text:p text:style-name="P13"><text:span text:style-name="CharStyle11">We know that we belong to 19 God, and that the whole world lies in the power of the evil One.</text:span></text:p>
        <text:p text:style-name="P14"><text:span text:style-name="CharStyle11">We know that the Son of God 20 has come, and has given us in­sight to know Him who is the Real God; and we are in Him who is real, even in his Son Jesus Christ. This is the real God, this is life eternal. Dear children, 21 keep clear of idol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gsanaUPC" svg:font-family="AngsanaUPC"/>
    <style:font-face style:name="Georgia" svg:font-family="Georgia"/>
    <style:font-face style:name="Lucida Sans Unicode" svg:font-family="'Lucida Sans Unicode'"/>
    <style:font-face style:name="Verdana" svg:font-family="Verdan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dy_20_text_20__28_3_29_" style:display-name="Body text (3)" style:family="paragraph" style:master-page-name="">
      <style:graphic-properties draw:fill="solid" draw:fill-color="#ffffff" draw:opacity="100%"/>
      <style:paragraph-properties fo:margin-top="0in" fo:margin-bottom="0.0835in" loext:contextual-spacing="false" fo:line-height="0in" fo:text-align="center" style:justify-single-word="false" style:page-number="auto" fo:background-color="#ffffff"/>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Heading_20__23_1" style:display-name="Heading #1" style:family="paragraph" style:master-page-name="">
      <style:graphic-properties draw:fill="solid" draw:fill-color="#ffffff" draw:opacity="100%"/>
      <style:paragraph-properties fo:margin-top="0.0835in" fo:margin-bottom="0in" loext:contextual-spacing="false" fo:line-height="0in" fo:text-align="center" style:justify-single-word="false" style:page-number="auto" fo:background-color="#ffffff"/>
      <style:text-properties style:text-line-through-style="none" style:text-line-through-type="none" style:font-name="Georgia" fo:font-family="Georgia" fo:font-style="normal" style:text-underline-style="none" fo:font-weight="bold" style:font-name-asian="Georgia" style:font-family-asian="Georgia" style:font-style-asian="normal" style:font-weight-asian="bold" style:font-name-complex="Georgia" style:font-family-complex="Georgia" style:font-style-complex="normal" style:font-weight-complex="bold"/>
    </style:style>
    <style:style style:name="Body_20_text_20__28_4_29_" style:display-name="Body text (4)" style:family="paragraph" style:master-page-name="">
      <style:graphic-properties draw:fill="solid" draw:fill-color="#ffffff" draw:opacity="100%"/>
      <style:paragraph-properties fo:margin-left="0in" fo:margin-right="0in" fo:line-height="0.1272in" fo:text-align="justify" style:justify-single-word="false" fo:text-indent="0.1807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align="end" style:justify-single-word="false" fo:text-indent="-0.2362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AngsanaUPC" fo:font-family="AngsanaUPC" fo:font-size="13pt" fo:font-style="normal" style:text-underline-style="none" fo:font-weight="bold" style:font-name-asian="AngsanaUPC" style:font-family-asian="AngsanaUPC" style:font-size-asian="13pt" style:font-style-asian="normal" style:font-weight-asian="bold" style:font-name-complex="AngsanaUPC" style:font-family-complex="AngsanaUPC" style:font-size-complex="13pt" style:font-style-complex="normal" style:font-weight-complex="bold"/>
    </style:style>
    <style:style style:name="Body_20_text_20__28_5_29_" style:display-name="Body text (5)" style:family="paragraph" style:master-page-name="">
      <style:graphic-properties draw:fill="solid" draw:fill-color="#ffffff" draw:opacity="100%"/>
      <style:paragraph-properties fo:margin-left="0in" fo:margin-right="0in" fo:line-height="0.1272in" fo:text-align="center" style:justify-single-word="false" fo:text-indent="-0.1945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6_29_" style:display-name="Body text (6)"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Georgia" fo:font-family="Georgia" fo:font-size="7pt" fo:font-style="normal" style:text-underline-style="none" fo:font-weight="normal" style:font-name-asian="Georgia" style:font-family-asian="Georgia" style:font-size-asian="7pt" style:font-style-asian="normal" style:font-weight-asian="normal" style:font-name-complex="Georgia" style:font-family-complex="Georgia" style:font-size-complex="7pt" style:font-style-complex="normal" style:font-weight-complex="normal"/>
    </style:style>
    <style:style style:name="Body_20_text_20__28_4_29__20__2b__20_DropCap1" style:display-name="Body text (4) + DropCap1" style:family="paragraph" style:parent-style-name="Body_20_text_20__28_4_29_" style:master-page-name="">
      <style:paragraph-properties fo:margin-left="0in" fo:margin-right="0in" fo:margin-top="0in" fo:margin-bottom="0in" loext:contextual-spacing="false" fo:text-indent="0.1807in" style:auto-text-indent="false" style:page-number="auto">
        <style:drop-cap style:lines="2" style:distance="0.0465in" style:style-name="DropCap1"/>
      </style:paragraph-properties>
    </style:style>
    <style:style style:name="Body_20_text_20__28_4_29__20__2b__20_DropCap2" style:display-name="Body text (4) + DropCap2" style:family="paragraph" style:parent-style-name="Body_20_text_20__28_4_29_" style:master-page-name="">
      <style:paragraph-properties fo:margin-left="0in" fo:margin-right="0in" fo:margin-top="0in" fo:margin-bottom="0in" loext:contextual-spacing="false" fo:text-indent="0.1807in" style:auto-text-indent="false" style:page-number="auto">
        <style:drop-cap style:lines="2" style:distance="0.0035in" style:style-name="DropCap2"/>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CharStyle6" style:family="text" style:parent-style-name="DefaultFontStyle">
      <style:text-properties style:text-line-through-style="none" style:text-line-through-type="none" style:font-name="Georgia" fo:font-family="Georgia" fo:font-style="normal" style:text-underline-style="none" fo:font-weight="bold" style:font-name-asian="Georgia" style:font-family-asian="Georgia" style:font-style-asian="normal" style:font-weight-asian="bold" style:font-name-complex="Georgia" style:font-family-complex="Georgia" style:font-style-complex="normal" style:font-weight-complex="bold"/>
    </style:style>
    <style:style style:name="CharStyle8"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35% 58%" style:font-name="Georgia" fo:font-family="Georgia" fo:font-size="17pt" fo:letter-spacing="normal" fo:font-style="normal" style:text-underline-style="none" fo:font-weight="normal" style:font-name-asian="Georgia" style:font-family-asian="Georgia" style:font-size-asian="17pt" style:font-style-asian="normal" style:font-weight-asian="normal" style:font-name-complex="Georgia" style:font-family-complex="Georgia" style:font-size-complex="17pt" style:font-style-complex="normal" style:font-weight-complex="normal" style:text-scale="100%"/>
    </style:style>
    <style:style style:name="CharStyle11"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2" style:family="text">
      <style:text-properties fo:color="#000000" style:text-line-through-style="none" style:text-line-through-type="none" style:text-position="45% 58%" style:font-name="Verdana" fo:font-family="Verdana" fo:font-size="16pt" fo:letter-spacing="normal" fo:font-style="normal" style:text-underline-style="none" fo:font-weight="normal" style:font-name-asian="Verdana" style:font-family-asian="Verdana" style:font-size-asian="16pt" style:font-style-asian="normal" style:font-weight-asian="normal" style:font-name-complex="Verdana" style:font-family-complex="Verdana" style:font-size-complex="16pt" style:font-style-complex="normal" style:font-weight-complex="normal" style:text-scale="100%"/>
    </style:style>
    <style:style style:name="CharStyle13" style:family="text" style:parent-style-name="CharStyle11">
      <style:text-properties fo:color="#000000" style:text-position="0% 100%" style:font-name="Lucida Sans Unicode" fo:font-family="'Lucida Sans Unicode'" fo:font-size="8pt" fo:letter-spacing="normal" fo:language="en" fo:country="US" style:font-name-asian="Lucida Sans Unicode" style:font-family-asian="'Lucida Sans Unicode'" style:font-size-asian="8pt" style:language-asian="en" style:country-asian="US" style:font-name-complex="Lucida Sans Unicode" style:font-family-complex="'Lucida Sans Unicode'" style:font-size-complex="8pt" style:language-complex="en" style:country-complex="US" style:text-scale="100%"/>
    </style:style>
    <style:style style:name="CharStyle15" style:family="text" style:parent-style-name="DefaultFontStyle">
      <style:text-properties style:text-line-through-style="none" style:text-line-through-type="none" style:font-name="AngsanaUPC" fo:font-family="AngsanaUPC" fo:font-size="13pt" fo:font-style="normal" style:text-underline-style="none" fo:font-weight="bold" style:font-name-asian="AngsanaUPC" style:font-family-asian="AngsanaUPC" style:font-size-asian="13pt" style:font-style-asian="normal" style:font-weight-asian="bold" style:font-name-complex="AngsanaUPC" style:font-family-complex="AngsanaUPC" style:font-size-complex="13pt" style:font-style-complex="normal" style:font-weight-complex="bold"/>
    </style:style>
    <style:style style:name="CharStyle16" style:family="text" style:parent-style-name="CharStyle15">
      <style:text-properties fo:color="#000000" style:text-position="0% 100%" fo:font-size="16pt" fo:letter-spacing="normal" fo:language="en" fo:country="US" fo:font-weight="bold" style:font-size-asian="16pt" style:language-asian="en" style:country-asian="US" style:font-weight-asian="bold" style:font-size-complex="16pt" style:language-complex="en" style:country-complex="US" style:font-weight-complex="bold" style:text-scale="100%"/>
    </style:style>
    <style:style style:name="CharStyle17" style:family="text" style:parent-style-name="CharStyle15">
      <style:text-properties fo:color="#000000" style:text-position="0% 100%" fo:letter-spacing="normal" fo:language="en" fo:country="US" style:language-asian="en" style:country-asian="US" style:language-complex="en" style:country-complex="US" style:text-scale="100%"/>
    </style:style>
    <style:style style:name="CharStyle19"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20" style:family="text" style:parent-style-name="CharStyle11">
      <style:text-properties fo:color="#000000" style:text-position="0% 100%" fo:font-size="8.5pt" fo:letter-spacing="normal" fo:language="en" fo:country="US" fo:font-style="italic" style:font-size-asian="8.5pt" style:language-asian="en" style:country-asian="US" style:font-style-asian="italic" style:font-size-complex="8.5pt" style:language-complex="en" style:country-complex="US" style:font-style-complex="italic" style:text-scale="100%"/>
    </style:style>
    <style:style style:name="CharStyle21" style:family="text" style:parent-style-name="CharStyle19">
      <style:text-properties fo:color="#000000" style:text-position="0% 100%" style:font-name="Lucida Sans Unicode" fo:font-family="'Lucida Sans Unicode'" fo:font-size="8pt" fo:letter-spacing="normal" fo:language="en" fo:country="US" fo:font-weight="normal" style:font-name-asian="Lucida Sans Unicode" style:font-family-asian="'Lucida Sans Unicode'" style:font-size-asian="8pt" style:language-asian="en" style:country-asian="US" style:font-weight-asian="normal" style:font-name-complex="Lucida Sans Unicode" style:font-family-complex="'Lucida Sans Unicode'" style:font-size-complex="8pt" style:language-complex="en" style:country-complex="US" style:font-weight-complex="normal" style:text-scale="100%"/>
    </style:style>
    <style:style style:name="CharStyle23" style:family="text" style:parent-style-name="DefaultFontStyle">
      <style:text-properties style:text-line-through-style="none" style:text-line-through-type="none" style:font-name="Georgia" fo:font-family="Georgia" fo:font-size="7pt" fo:font-style="normal" style:text-underline-style="none" fo:font-weight="normal" style:font-name-asian="Georgia" style:font-family-asian="Georgia" style:font-size-asian="7pt" style:font-style-asian="normal" style:font-weight-asian="normal" style:font-name-complex="Georgia" style:font-family-complex="Georgia" style:font-size-complex="7pt" style:font-style-complex="normal" style:font-weight-complex="normal"/>
    </style:style>
    <style:style style:name="CharStyle24" style:family="text" style:parent-style-name="CharStyle23">
      <style:text-properties fo:font-variant="small-caps" fo:color="#000000" style:text-position="0% 100%" fo:letter-spacing="normal" fo:language="en" fo:country="US" style:language-asian="en" style:country-asian="US" style:language-complex="en" style:country-complex="US"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71in" style:type="right"/>
        </style:tab-stops>
      </style:paragraph-properties>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366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465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984in" fo:margin-left="0in" fo:margin-right="0in" fo:margin-bottom="0in"/>
      </style:header-style>
      <style:footer-style>
        <style:header-footer-properties fo:min-height="3.6445in" fo:margin-left="0in" fo:margin-right="0in" fo:margin-top="3.6445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626in" fo:margin-left="0in" fo:margin-right="0in" fo:margin-bottom="0in"/>
      </style:header-style>
      <style:footer-style>
        <style:header-footer-properties fo:min-height="3.5772in" fo:margin-left="0in" fo:margin-right="0in" fo:margin-top="3.5772in"/>
      </style:footer-style>
    </style:page-layout>
  </office:automatic-styles>
  <office:master-styles>
    <style:master-page style:name="Standard" style:page-layout-name="Mpm1"/>
    <style:master-page style:name="PageStyle0" style:page-layout-name="Mpm2">
      <style:header>
        <text:p text:style-name="MP1"/>
      </style:header>
      <style:header-left>
        <text:p text:style-name="MP1"/>
      </style:header-left>
      <style:footer>
        <text:p text:style-name="MP2"/>
      </style:footer>
      <style:footer-left>
        <text:p text:style-name="MP2"/>
      </style:footer-left>
    </style:master-page>
    <style:master-page style:name="PageStyle1" style:page-layout-name="Mpm3">
      <style:header>
        <text:p text:style-name="MP1"><draw:frame draw:style-name="Mfr1" draw:name="Frame1" text:anchor-type="paragraph" svg:x="2.2272in" svg:y="0.6091in" draw:z-index="1"><draw:text-box fo:min-height="0.1071in" fo:min-width="2.3571in"><text:p text:style-name="MP3"><text:span text:style-name="CharStyle17">302<text:tab/>1 J OHN 4</text:span></text:p></draw:text-box></draw:frame></text:p>
      </style:header>
      <style:header-left>
        <text:p text:style-name="MP1"><draw:frame draw:style-name="Mfr1" draw:name="1" text:anchor-type="paragraph" svg:x="3.9701in" svg:y="0.6126in" draw:z-index="0"><draw:text-box fo:min-height="0.1098in" fo:min-width="2.3366in"><text:p text:style-name="MP4"><text:span text:style-name="CharStyle16">1 JOHN S<text:tab/></text:span><text:span text:style-name="CharStyle17">SOI</text:span></text:p></draw:text-box></draw:frame></text:p>
      </style:header-left>
      <style:footer>
        <text:p text:style-name="MP2"/>
      </style:footer>
      <style:footer-left>
        <text:p text:style-name="MP2"/>
      </style:footer-left>
    </style:master-page>
    <style:master-page style:name="PageStyle2" style:page-layout-name="Mpm3">
      <style:header>
        <text:p text:style-name="MP1"><draw:frame draw:style-name="Mfr1" draw:name="2" text:anchor-type="paragraph" svg:x="3.9366in" svg:y="0.6563in" draw:z-index="0"><draw:text-box fo:min-height="0.1in" fo:min-width="2.3465in"><text:p text:style-name="MP5"><text:span text:style-name="CharStyle17">1 JOHN 5<text:tab/>803</text:span></text:p></draw:text-box></draw:frame></text:p>
      </style:header>
      <style:header-left>
        <text:p text:style-name="MP1"><draw:frame draw:style-name="Mfr1" draw:name="3" text:anchor-type="paragraph" svg:x="3.9366in" svg:y="0.6563in" draw:z-index="2"><draw:text-box fo:min-height="0.1in" fo:min-width="2.3465in"><text:p text:style-name="MP5"><text:span text:style-name="CharStyle17">1 JOHN 5<text:tab/>803</text:span></text:p></draw:text-box></draw:frame></text:p>
      </style:header-left>
      <style:footer>
        <text:p text:style-name="MP2"/>
      </style:footer>
      <style:footer-left>
        <text:p text:style-name="MP2"/>
      </style:footer-left>
    </style:master-page>
    <style:master-page style:name="PageStyle3" style:page-layout-name="Mpm3">
      <style:header>
        <text:p text:style-name="MP1"><draw:frame draw:style-name="Mfr1" draw:name="4" text:anchor-type="paragraph" svg:x="2.2118in" svg:y="0.6091in" draw:z-index="3"><draw:text-box fo:min-height="0.1071in" fo:min-width="2.3571in"><text:p text:style-name="MP3"><text:span text:style-name="CharStyle17">304<text:tab/>1 JOHN 5</text:span></text:p></draw:text-box></draw:frame></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0" meta:object-count="0" meta:page-count="5" meta:paragraph-count="86" meta:word-count="2665" meta:character-count="12945" meta:non-whitespace-character-count="10375"/>
    <meta:generator>LibreOffice/4.4.5.2$Windows_x86 LibreOffice_project/a22f674fd25a3b6f45bdebf25400ed2adff0ff99</meta:generator>
  </office:meta>
</office:document-meta>
</file>